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limati1" svg:font-family="Kalimati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Kalimati" svg:font-family="Kalimati" style:font-family-generic="system" style:font-pitch="variable"/>
  </office:font-face-decls>
  <office:automatic-styles>
    <style:style style:name="P1" style:family="paragraph" style:parent-style-name="Standard">
      <style:text-properties fo:language="en" fo:country="AU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Text_20_body">
      <style:text-properties fo:font-size="9pt" style:font-size-asian="9pt" style:font-size-complex="9pt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Standard" style:list-style-name="L1">
      <style:text-properties fo:language="en" fo:country="AU"/>
    </style:style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5">
      <style:text-properties fo:font-weight="bold" style:font-weight-asian="bold" style:font-weight-complex="bold"/>
    </style:style>
    <style:style style:name="P14" style:family="paragraph" style:parent-style-name="Standard" style:list-style-name="L6"/>
    <style:style style:name="P15" style:family="paragraph" style:parent-style-name="Standard" style:list-style-name="L5">
      <style:paragraph-properties fo:margin-left="2.501cm" fo:margin-right="0cm" fo:text-indent="-0.635cm" style:auto-text-indent="false"/>
    </style:style>
    <style:style style:name="P16" style:family="paragraph" style:parent-style-name="Standard" style:list-style-name="L5">
      <style:paragraph-properties fo:margin-left="2.501cm" fo:margin-right="0cm" fo:text-indent="-0.635cm" style:auto-text-indent="false"/>
      <style:text-properties fo:font-weight="bold" style:font-weight-asian="bold" style:font-weight-complex="bold"/>
    </style:style>
    <style:style style:name="P17" style:family="paragraph" style:parent-style-name="Standard" style:list-style-name="L5">
      <style:paragraph-properties fo:margin-left="3.752cm" fo:margin-right="0cm" fo:text-indent="-0.635cm" style:auto-text-indent="false"/>
      <style:text-properties fo:font-weight="bold" style:font-weight-asian="bold" style:font-weight-complex="bold"/>
    </style:style>
    <style:style style:name="P18" style:family="paragraph" style:parent-style-name="Standard" style:list-style-name="L5">
      <style:paragraph-properties fo:margin-left="5.002cm" fo:margin-right="0cm" fo:text-indent="-0.635cm" style:auto-text-indent="false"/>
      <style:text-properties fo:font-weight="bold" style:font-weight-asian="bold" style:font-weight-complex="bold"/>
    </style:style>
    <style:style style:name="P19" style:family="paragraph" style:parent-style-name="Text_20_body" style:list-style-name="L2"/>
    <style:style style:name="P20" style:family="paragraph" style:parent-style-name="Text_20_body" style:list-style-name="L3">
      <style:text-properties fo:font-size="9pt" style:font-size-asian="9pt" style:font-size-complex="9pt"/>
    </style:style>
    <style:style style:name="P21" style:family="paragraph" style:parent-style-name="Text_20_body" style:list-style-name="L7"/>
    <style:style style:name="P22" style:family="paragraph" style:parent-style-name="Heading_20_1" style:list-style-name=""/>
    <style:style style:name="P23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8"><text:a xlink:type="simple" xlink:href="#__RefHeading__189_56313910" text:style-name="Index_20_Link" text:visited-style-name="Index_20_Link">Needs<text:tab/>1</text:a></text:p>
          <text:p text:style-name="P8"><text:a xlink:type="simple" xlink:href="#__RefHeading__220_922913462" text:style-name="Index_20_Link" text:visited-style-name="Index_20_Link">Computers Installation<text:tab/>1</text:a></text:p>
          <text:p text:style-name="P7"><text:a xlink:type="simple" xlink:href="#__RefHeading__478_409855968" text:style-name="Index_20_Link" text:visited-style-name="Index_20_Link">text editors<text:tab/>1</text:a></text:p>
          <text:p text:style-name="P7"><text:a xlink:type="simple" xlink:href="#__RefHeading__222_922913462" text:style-name="Index_20_Link" text:visited-style-name="Index_20_Link">console port<text:tab/>1</text:a></text:p>
          <text:p text:style-name="P7"><text:a xlink:type="simple" xlink:href="#__RefHeading__233_922913462" text:style-name="Index_20_Link" text:visited-style-name="Index_20_Link">network interfaces (used by python framework)<text:tab/>1</text:a></text:p>
          <text:p text:style-name="P9"><text:a xlink:type="simple" xlink:href="#__RefHeading__585_196312503" text:style-name="Index_20_Link" text:visited-style-name="Index_20_Link">enable IP forward<text:tab/>1</text:a></text:p>
          <text:p text:style-name="P9"><text:a xlink:type="simple" xlink:href="#__RefHeading__587_196312503" text:style-name="Index_20_Link" text:visited-style-name="Index_20_Link">wifi Access Point<text:tab/>1</text:a></text:p>
          <text:p text:style-name="P7"><text:a xlink:type="simple" xlink:href="#__RefHeading__235_922913462" text:style-name="Index_20_Link" text:visited-style-name="Index_20_Link">sharing keyboard/mouse between computers<text:tab/>1</text:a></text:p>
          <text:p text:style-name="P7"><text:a xlink:type="simple" xlink:href="#__RefHeading__480_409855968" text:style-name="Index_20_Link" text:visited-style-name="Index_20_Link">dhcp server (on the computer)<text:tab/>1</text:a></text:p>
          <text:p text:style-name="P7"><text:a xlink:type="simple" xlink:href="#__RefHeading__482_409855968" text:style-name="Index_20_Link" text:visited-style-name="Index_20_Link">source versioning tools<text:tab/>1</text:a></text:p>
          <text:p text:style-name="P7"><text:a xlink:type="simple" xlink:href="#__RefHeading__484_409855968" text:style-name="Index_20_Link" text:visited-style-name="Index_20_Link">build tools<text:tab/>1</text:a></text:p>
          <text:p text:style-name="P7"><text:a xlink:type="simple" xlink:href="#__RefHeading__486_409855968" text:style-name="Index_20_Link" text:visited-style-name="Index_20_Link">virtualization<text:tab/>1</text:a></text:p>
          <text:p text:style-name="P7"><text:a xlink:type="simple" xlink:href="#__RefHeading__488_409855968" text:style-name="Index_20_Link" text:visited-style-name="Index_20_Link">web server<text:tab/>1</text:a></text:p>
          <text:p text:style-name="P7"><text:a xlink:type="simple" xlink:href="#__RefHeading__490_409855968" text:style-name="Index_20_Link" text:visited-style-name="Index_20_Link">python<text:tab/>1</text:a></text:p>
          <text:p text:style-name="P7"><text:a xlink:type="simple" xlink:href="#__RefHeading__577_196312503" text:style-name="Index_20_Link" text:visited-style-name="Index_20_Link">network analyse tools<text:tab/>1</text:a></text:p>
          <text:p text:style-name="P8"><text:a xlink:type="simple" xlink:href="#__RefHeading__192_56313910" text:style-name="Index_20_Link" text:visited-style-name="Index_20_Link">Where are the files stored ?<text:tab/>1</text:a></text:p>
          <text:p text:style-name="P8"><text:a xlink:type="simple" xlink:href="#__RefHeading__478_800341284" text:style-name="Index_20_Link" text:visited-style-name="Index_20_Link">Aggregation Framework<text:tab/>1</text:a></text:p>
          <text:p text:style-name="P7"><text:a xlink:type="simple" xlink:href="#__RefHeading__579_196312503" text:style-name="Index_20_Link" text:visited-style-name="Index_20_Link">Root privileges<text:tab/>1</text:a></text:p>
          <text:p text:style-name="P7"><text:a xlink:type="simple" xlink:href="#__RefHeading__581_196312503" text:style-name="Index_20_Link" text:visited-style-name="Index_20_Link">Adding new interfaces<text:tab/>1</text:a></text:p>
          <text:p text:style-name="P7"><text:a xlink:type="simple" xlink:href="#__RefHeading__605_196312503" text:style-name="Index_20_Link" text:visited-style-name="Index_20_Link">Usage<text:tab/>1</text:a></text:p>
          <text:p text:style-name="P7"><text:a xlink:type="simple" xlink:href="#__RefHeading__480_800341284" text:style-name="Index_20_Link" text:visited-style-name="Index_20_Link">State<text:tab/>2</text:a></text:p>
          <text:p text:style-name="P7"><text:a xlink:type="simple" xlink:href="#__RefHeading__482_800341284" text:style-name="Index_20_Link" text:visited-style-name="Index_20_Link">Todo<text:tab/>2</text:a></text:p>
        </text:index-body>
      </text:table-of-content>
      <text:p text:style-name="Standard"/>
      <text:h text:style-name="Heading_20_1" text:outline-level="1"><text:bookmark-start text:name="__RefHeading__189_56313910"/>Needs<text:bookmark-end text:name="__RefHeading__189_56313910"/></text:h>
      <text:p text:style-name="Text_20_body">The aim of this document is to gather some usefull informations about the aggregation framework.</text:p>
      <text:p text:style-name="P1">We need two platforms, because there are several needs :</text:p>
      <text:p text:style-name="P1"/>
      <text:list xml:id="list407787431" text:style-name="L1">
        <text:list-item>
          <text:p text:style-name="P10">we want to drive a dmng through its serial port, to setup the minimal components we need (usb, network devices,...)</text:p>
        </text:list-item>
        <text:list-item>
          <text:p text:style-name="P10">we do not want to drive the dmng at all, but just drive network adapters on the computer side</text:p>
        </text:list-item>
      </text:list>
      <text:p text:style-name="P1"/>
      <text:h text:style-name="P22" text:outline-level="1"><text:bookmark-start text:name="__RefHeading__220_922913462"/>Computers Installation<text:bookmark-end text:name="__RefHeading__220_922913462"/></text:h>
      <text:p text:style-name="Text_20_body">Since most of the people use Ubuntu by Aviwest, I decided to install the same distribution on both computers (development + validation platforms)</text:p>
      <text:p text:style-name="Text_20_body"/>
      <text:p text:style-name="P6">For the python 3 module called « pyssh », gcc-4.7 is required. Therefore, Ubuntu &gt;= 12.10 has to be installed!</text:p>
      <text:p text:style-name="Text_20_body"/>
      <text:list xml:id="list1304518611" text:style-name="L2">
        <text:list-item>
          <text:p text:style-name="P19">On aggregation-validation platform, I installed Ubuntu 12.10 64 bits.</text:p>
        </text:list-item>
        <text:list-item>
          <text:p text:style-name="P19">On aggregation-development platform, I installed Ubuntu 12.04.1 LTS 32 bits.</text:p>
        </text:list-item>
      </text:list>
      <text:p text:style-name="Text_20_body"/>
      <text:p text:style-name="Text_20_body">All customized configuration files are backed up and commited under svn</text:p>
      <text:p text:style-name="Text_20_body"/>
      <text:p text:style-name="P4">Create 2 users :</text:p>
      <text:p text:style-name="P4">adduser validation</text:p>
      <text:p text:style-name="P4">adduser development</text:p>
      <text:h text:style-name="Heading_20_2" text:outline-level="2"><text:bookmark-start text:name="__RefHeading__478_409855968"/>text editors<text:bookmark-end text:name="__RefHeading__478_409855968"/></text:h>
      <text:p text:style-name="P4">apt-get install geany vim</text:p>
      <text:h text:style-name="Heading_20_2" text:outline-level="2"><text:bookmark-start text:name="__RefHeading__222_922913462"/>console port<text:bookmark-end text:name="__RefHeading__222_922913462"/></text:h>
      <text:p text:style-name="Text_20_body">apt-get install cu</text:p>
      <text:h text:style-name="Heading_20_2" text:outline-level="2"><text:bookmark-start text:name="__RefHeading__233_922913462"/>network interfaces (used by python framework)<text:bookmark-end text:name="__RefHeading__233_922913462"/></text:h>
      <text:p text:style-name="Text_20_body">apt-get install ethtool</text:p>
      <text:p text:style-name="Text_20_body"/>
      <text:p text:style-name="Text_20_body">Since we play with ifup/ifdown, it is important not having network-manager installed (it would attempt to manage our actions...)</text:p>
      <text:p text:style-name="Text_20_body"/>
      <text:p text:style-name="Text_20_body">dpkg -l |grep network-manager</text:p>
      <text:p text:style-name="Text_20_body">apt-get remove --purge network-manager network-manager-gnome network-manager-kde network-manager-openconnect network-manager-openconnect-gnome network-manager-openvpn network-manager-openvpn-gnome network-manager-pptp network-manager-pptp-gnome network-manager-strongswan network-manager-vpnc network-manager-vpnc-gnome</text:p>
      <text:p text:style-name="Text_20_body"/>
      <text:p text:style-name="Text_20_body"># disable pre/post script when shutting down/up network interfaces, to speed up execution time</text:p>
      <text:p text:style-name="Text_20_body">chmod a-x /etc/network/if-pre-up.d/*</text:p>
      <text:p text:style-name="Text_20_body">chmod a-x /etc/network/if-post-down.d/*</text:p>
      <text:p text:style-name="Text_20_body">chmod a-x /etc/network/if-down.d/*</text:p>
      <text:p text:style-name="Text_20_body">chmod a-x /etc/network/if-up.d/*</text:p>
      <text:p text:style-name="Standard"/>
      <text:h text:style-name="Heading_20_3" text:outline-level="3"><text:bookmark-start text:name="__RefHeading__585_196312503"/>enable IP forward<text:bookmark-end text:name="__RefHeading__585_196312503"/></text:h>
      <text:p text:style-name="Text_20_body">On the fly :</text:p>
      <text:p text:style-name="Text_20_body">echo 1 &gt;/proc/sys/net/ipv4/ip_forward</text:p>
      <text:p text:style-name="Text_20_body">To enable it on the next reboot, in file /etc/sysctl.conf, you have to write :</text:p>
      <text:p text:style-name="Text_20_body">net.ipv4.ip_forward=1</text:p>
      <text:h text:style-name="Heading_20_3" text:outline-level="3"><text:bookmark-start text:name="__RefHeading__587_196312503"/>wifi Access Point<text:bookmark-end text:name="__RefHeading__587_196312503"/></text:h>
      <text:p text:style-name="Text_20_body"/>
      <text:p text:style-name="Text_20_body">On the development platform, we have a wifi access point :</text:p>
      <text:p text:style-name="Text_20_body">http://dlinkap</text:p>
      <text:p text:style-name="Text_20_body">http://172.16.0.4</text:p>
      <text:p text:style-name="Text_20_body">SSID : aggregation platform</text:p>
      <text:p text:style-name="Text_20_body">Network key : djf84d:dhf1</text:p>
      <text:h text:style-name="Heading_20_2" text:outline-level="2"><text:bookmark-start text:name="__RefHeading__235_922913462"/>sharing keyboard/mouse between computers<text:bookmark-end text:name="__RefHeading__235_922913462"/></text:h>
      <text:p text:style-name="Text_20_body">apt-get install synergy</text:p>
      <text:p text:style-name="Text_20_body">On the aggregation-development, in file /etc/lightdm/lightdm.conf, add the following line :</text:p>
      <text:p text:style-name="P4">greeter-setup-script=/usr/bin/synergyc –name aggregation-validation aggregation-development</text:p>
      <text:p text:style-name="P5">On the aggregation-development, in file /etc/lightdm/lightdm.conf, add the following line :</text:p>
      <text:p text:style-name="P4">greeter-setup-script=/usr/bin/synergys --name aggregation-development --config /etc/synergy.conf</text:p>
      <text:p text:style-name="P4">Each time new IP addresses are asigned on Aviwest LAN, we have to update the following files <text:span text:style-name="T3">on both computers</text:span> : /etc/hosts</text:p>
      <text:h text:style-name="Heading_20_2" text:outline-level="2"><text:bookmark-start text:name="__RefHeading__480_409855968"/>dhcp server (on the computer)<text:bookmark-end text:name="__RefHeading__480_409855968"/></text:h>
      <text:p text:style-name="P4">apt-get install isc-dhcp-server</text:p>
      <text:p text:style-name="P4">In file /etc/default/isc-dhcp-server, specify interfaces on which the dhcp server will listen (DO NOT LISTEN ON AVIWEST LAN)</text:p>
      <text:p text:style-name="P4">INTERFACES="eth1 eth110 eth111 eth120 eth121 eth122"</text:p>
      <text:p text:style-name="P4">Customize the file /etc/dhcp/dhcpd.conf</text:p>
      <text:h text:style-name="Heading_20_2" text:outline-level="2"><text:bookmark-start text:name="__RefHeading__482_409855968"/>source versioning tools<text:bookmark-end text:name="__RefHeading__482_409855968"/></text:h>
      <text:p text:style-name="P4">apt-get install subversion git</text:p>
      <text:h text:style-name="Heading_20_2" text:outline-level="2"><text:bookmark-start text:name="__RefHeading__484_409855968"/>build tools<text:bookmark-end text:name="__RefHeading__484_409855968"/></text:h>
      <text:p text:style-name="P4">The framework needs some packages to be able to (cross) compile sst-tx/sst-rx, trafficGenerator, trafficAnalyser...</text:p>
      <text:p text:style-name="P4">apt-get install autoconf build-essential <text:s/>libnl-3-dev libtool g++ gettext pkg-config</text:p>
      <text:h text:style-name="Heading_20_2" text:outline-level="2"><text:bookmark-start text:name="__RefHeading__486_409855968"/>virtualization<text:bookmark-end text:name="__RefHeading__486_409855968"/></text:h>
      <text:p text:style-name="P4">Virtual Machines are used to simulate a computer on the receiver side.</text:p>
      <text:p text:style-name="P4">Since Virtualbox is very popular and is available under Windows and Linux, this is the choice I did to have a Windows VM and a Linux VM.</text:p>
      <text:p text:style-name="P4">Add users to the group "vboxusers"</text:p>
      <text:p text:style-name="P4">adduser development vboxusers</text:p>
      <text:p text:style-name="P4">adduser validation vboxusers</text:p>
      <text:p text:style-name="P4"/>
      <text:p text:style-name="P4">Sometimes on my computer, when I reboot or after a kernel update, I have to run the following for virtualbox to work :</text:p>
      <text:p text:style-name="P4">dkms autoinstall</text:p>
      <text:p text:style-name="P4">/etc/init.d/virtualbox restart</text:p>
      <text:p text:style-name="P4">On windows VMs, no default route is create at startup time. I have to open a command window, and write :</text:p>
      <text:p text:style-name="P4">route ADD 0.0.0.0 MASK 0.0.0.0 192.168.58.1</text:p>
      <text:h text:style-name="Heading_20_2" text:outline-level="2"><text:bookmark-start text:name="__RefHeading__488_409855968"/>web server<text:bookmark-end text:name="__RefHeading__488_409855968"/></text:h>
      <text:p text:style-name="P4">apt-get install apache2</text:p>
      <text:p text:style-name="P4">Add users to the group "users" (for having R/W access to /var/www)</text:p>
      <text:p text:style-name="P4">adduser validation users</text:p>
      <text:p text:style-name="P4">adduser development users</text:p>
      <text:p text:style-name="P4"/>
      <text:p text:style-name="P4">chown root:users -R /var/www</text:p>
      <text:p text:style-name="P4">chmod a+rwx -R /var/www</text:p>
      <text:h text:style-name="Heading_20_2" text:outline-level="2"><text:bookmark-start text:name="__RefHeading__490_409855968"/>python<text:bookmark-end text:name="__RefHeading__490_409855968"/></text:h>
      <text:p text:style-name="P4">apt-get install python3 python3-serial cmake</text:p>
      <text:p text:style-name="P4">Optionaly, install some other packages (not required by the framework on 2012_11_12)</text:p>
      <text:p text:style-name="P4">apt-get install python3-testtools</text:p>
      <text:p text:style-name="P4">For driving the dmng, I tried out many modules.</text:p>
      <text:list xml:id="list469283547" text:style-name="L3">
        <text:list-item>
          <text:p text:style-name="P20">Kivy-remote-shell</text:p>
        </text:list-item>
        <text:list-item>
          <text:p text:style-name="P20">fabric</text:p>
        </text:list-item>
        <text:list-item>
          <text:p text:style-name="P20">pyssh</text:p>
        </text:list-item>
        <text:list-item>
          <text:p text:style-name="P20">py-libssh-ctypes</text:p>
        </text:list-item>
        <text:list-item>
          <text:p text:style-name="P20">ssh4py</text:p>
        </text:list-item>
      </text:list>
      <text:p text:style-name="P4">The best one I found (on 2012_11_12) is pyssh. Other do not compile or do not work at all with python 3...</text:p>
      <text:p text:style-name="P4">cd ~/sources/python3/modules/pyssh</text:p>
      <text:p text:style-name="P4">git clone git://github.com/niwibe/py-libssh.git .</text:p>
      <text:p text:style-name="P4">Python3.2 setup.py build</text:p>
      <text:p text:style-name="P4">#python setup.py build --compiler=g++-4.7</text:p>
      <text:p text:style-name="P4">python3.2 setup.py install</text:p>
      <text:h text:style-name="P23" text:outline-level="2"><text:bookmark-start text:name="__RefHeading__577_196312503"/>network analyse tools<text:bookmark-end text:name="__RefHeading__577_196312503"/></text:h>
      <text:p text:style-name="P4">apt-get install wireshark wireshark-doc tshark</text:p>
      <text:p text:style-name="P4">Add users to the group "wireshark"</text:p>
      <text:p text:style-name="P4">adduser myUserName wireshark</text:p>
      <text:h text:style-name="Heading_20_1" text:outline-level="1"><text:bookmark-start text:name="__RefHeading__192_56313910"/>Where are the files stored ?<text:bookmark-end text:name="__RefHeading__192_56313910"/></text:h>
      <text:p text:style-name="Standard">All the files are under subversion : <text:a xlink:type="simple" xlink:href="https://base.aviwest.net/svn/ip-bonding/aggregation-platform">https://base.aviwest.net/svn/ip-bonding/aggregation-platform</text:a></text:p>
      <text:p text:style-name="Standard"/>
      <text:p text:style-name="Standard">The layout is the classical one :</text:p>
      <text:p text:style-name="Standard"/>
      <text:list xml:id="list2047774908" text:style-name="L4">
        <text:list-item>
          <text:p text:style-name="P11">branches</text:p>
        </text:list-item>
        <text:list-item>
          <text:p text:style-name="P11">tags</text:p>
        </text:list-item>
        <text:list-item>
          <text:p text:style-name="P11">trunk</text:p>
        </text:list-item>
      </text:list>
      <text:p text:style-name="Standard"/>
      <text:p text:style-name="Standard">Lets just consider the trunk, here is the layout :</text:p>
      <text:p text:style-name="Standard"/>
      <text:p text:style-name="Standard"/>
      <text:list xml:id="list1757264446" text:style-name="L5">
        <text:list-item>
          <text:p text:style-name="P12"><text:span text:style-name="T1">doc </text:span>: here, you will find this document, platforms schemas, some other notes</text:p>
        </text:list-item>
        <text:list-item>
          <text:p text:style-name="P13">framework</text:p>
          <text:list>
            <text:list-item>
              <text:p text:style-name="P15"><text:span text:style-name="T1">python</text:span><text:span text:style-name="T2"> : here, you will find all python modules</text:span></text:p>
            </text:list-item>
            <text:list-item>
              <text:p text:style-name="P16">scenarii<text:span text:style-name="T2"> : this directory will receive, for a given scenario ID, all the network links parameters (evolution of bandwidth, latency, jitter, loss...) in text files as shown here :</text:span></text:p>
              <text:list>
                <text:list-item>
                  <text:p text:style-name="P17">0</text:p>
                  <text:list>
                    <text:list-item>
                      <text:p text:style-name="P18">eth110.t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eth120.txt</text:p>
          <text:list>
            <text:list-item>
              <text:list>
                <text:list-item>
                  <text:p text:style-name="P17">1</text:p>
                </text:list-item>
                <text:list-item>
                  <text:p text:style-name="P17">...</text:p>
                </text:list-item>
              </text:list>
            </text:list-item>
            <text:list-item>
              <text:p text:style-name="P15"><text:span text:style-name="T1">targetConfigurationFiles</text:span><text:span text:style-name="T2"> : in this directory, we store configuration files needed on the dmng to proceed aggregation tests (of all kinds)</text:span></text:p>
              <text:list>
                <text:list-item>
                  <text:p text:style-name="P17">with_aviwest_aggregation</text:p>
                  <text:list>
                    <text:list-item>
                      <text:p text:style-name="P18">appli.conf</text:p>
                    </text:list-item>
                  </text:list>
                </text:list-item>
                <text:list-item>
                  <text:p text:style-name="P17">with_kencast_aggregation</text:p>
                  <text:list>
                    <text:list-item>
                      <text:p text:style-name="P18">appli.conf</text:p>
                    </text:list-item>
                    <text:list-item>
                      <text:p text:style-name="P18">contact.conf</text:p>
                    </text:list-item>
                    <text:list-item>
                      <text:p text:style-name="P18">fazzt.conf</text:p>
                    </text:list-item>
                    <text:list-item>
                      <text:p text:style-name="P18">ibis.conf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without_aggregation</text:p>
        </text:list-item>
        <text:list-item>
          <text:p text:style-name="P18">appli.conf</text:p>
        </text:list-item>
        <text:list-item>
          <text:p text:style-name="P13">tools</text:p>
          <text:list>
            <text:list-item>
              <text:p text:style-name="P16">backup</text:p>
              <text:list>
                <text:list-item>
                  <text:p text:style-name="P17">files (computer's configuration files)</text:p>
                </text:list-item>
              </text:list>
            </text:list-item>
          </text:list>
        </text:list-item>
        <text:list-item>
          <text:p text:style-name="P18">aggregation-platform</text:p>
        </text:list-item>
        <text:list-item>
          <text:p text:style-name="P18">avigen</text:p>
        </text:list-item>
        <text:list-item>
          <text:p text:style-name="P18">studio-sst-rx</text:p>
          <text:list>
            <text:list-item>
              <text:list>
                <text:list-item>
                  <text:p text:style-name="P17">scripts</text:p>
                  <text:list>
                    <text:list-item>
                      <text:p text:style-name="P18">bash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on aggregationMaster, I decided to unconfigure all network aliases, reconfigure involved interfaces only, because it is better to control which interfaces are up, and which are down.</text:p>
      <text:p text:style-name="Standard"/>
      <text:p text:style-name="Standard">A scenario is characterized by a list of parameters. Those parameters have been gathered in a JSON file.</text:p>
      <text:p text:style-name="Standard"/>
      <text:p text:style-name="Standard">Here is the description of the parameters :</text:p>
      <text:p text:style-name="Standard"/>
      <text:p text:style-name="Standard">actionMode : live_bw_test (live with bandwidth test), live, forward</text:p>
      <text:p text:style-name="Standard">audioBitrate (kbps) : audio is always CBR. Proposed values values are 16, 64, 256.</text:p>
      <text:p text:style-name="Standard">link parameters :</text:p>
      <text:p text:style-name="Standard"><text:s text:c="8"/>bandWidth (kbps); proposed values are 10, 256, 500, 1500, 4000, 10000, no limit.</text:p>
      <text:p text:style-name="Standard"><text:s text:c="8"/>fixedLatency (ms); proposed values are 0, 1, 50, 350, 600</text:p>
      <text:p text:style-name="Standard"><text:s text:c="8"/>jitter (ms); proposed values are 0, 300, 1000, 3000</text:p>
      <text:p text:style-name="Standard"><text:s text:c="8"/>packetLoss (%); proposed values are 0, 5, 30, 50, 80</text:p>
      <text:p text:style-name="Standard"><text:s text:c="8"/>queueLength (packets); proposed values are 2, 10, 1000</text:p>
      <text:p text:style-name="Standard"/>
      <text:p text:style-name="Standard">frameRates (Hz); proposed values are 25, 60</text:p>
      <text:p text:style-name="Standard">gopDuration (ms); proposed values are 500, 1000</text:p>
      <text:p text:style-name="Standard">iFramesVsPandBFramesRatio (%); proposed values are 50, 90</text:p>
      <text:p text:style-name="Standard">nbOfEthAdapters / nbOfUsbEthAdapters / nbOfWifiAdapters : nb of network interfaces of each type</text:p>
      <text:p text:style-name="Standard">overEncodedBitrate (kbps) dépassemennt de la consigne</text:p>
      <text:p text:style-name="Standard">scenarioComment : comment especially usefull for a manually generated scenario</text:p>
      <text:p text:style-name="Standard">scenarioDuration (seconds) : 60 seconds is a minimum for the aggregation algorithm to be tested</text:p>
      <text:p text:style-name="Standard">scenarioEvolution : only one possibility for now : 'all parameters are constant during the scenario'</text:p>
      <text:p text:style-name="Standard">timeWindow (ms); proposed values are 500, 1000, 2000, 6000, 19000</text:p>
      <text:p text:style-name="Standard">videoBitrate (kbps); proposed values are 100, 800, 2500, 10000</text:p>
      <text:p text:style-name="Standard">videoBitratesModes : possible values are 'CBR' and 'VBR'</text:p>
      <text:p text:style-name="Standard"/>
      <text:p text:style-name="Standard">----------------------------------------------------------------------------------------------------</text:p>
      <text:p text:style-name="Standard">quick description of generated scenarii :</text:p>
      <text:p text:style-name="Standard"/>
      <text:p text:style-name="Standard">0 : for single test</text:p>
      <text:p text:style-name="Standard">1-54 : all combinations of network interfaces configured with live_bw_test, abr : 128, frameRate : 60, bandWidth : 10000, fixedLatency : 0, jitter : 0, packetLoss : 0, queueLength : 1000, gopDuration : 1000, iFramesVsPandBFramesRatio : 50, overEncodedBitrate : 0, scenarioDuration : 120, timeWindow : 1000, videoBitrate : 10000, videoBitrateMode : VBR</text:p>
      <text:p text:style-name="Standard">55-108 : idem 1-54 with in live mode (no bw test)</text:p>
      <text:p text:style-name="Standard">109-162 : idem 1-54 with in forward mode</text:p>
      <text:p text:style-name="Standard"/>
      <text:h text:style-name="P22" text:outline-level="1"><text:bookmark-start text:name="__RefHeading__478_800341284"/>Aggregation Framework<text:bookmark-end text:name="__RefHeading__478_800341284"/></text:h>
      <text:h text:style-name="Heading_20_2" text:outline-level="2"><text:bookmark-start text:name="__RefHeading__579_196312503"/>Root privileges<text:bookmark-end text:name="__RefHeading__579_196312503"/></text:h>
      <text:p text:style-name="Text_20_body">Some commands require root privileges. We do not want to allow all kinds of commands to be run.</text:p>
      <text:p text:style-name="Text_20_body">Using the command visudo, we check that the following directive is included in /etc/sudoers file</text:p>
      <text:p text:style-name="Text_20_body">#includedir /etc/sudoers.d</text:p>
      <text:p text:style-name="Text_20_body">In the directory, we create a file called /etc/sudoers.d/framework, that contains :</text:p>
      <text:p text:style-name="Text_20_body"># users in group "users" gain root privileges without password (required by python 3.2 framework) </text:p>
      <text:p text:style-name="Text_20_body">%users ALL=(ALL) NOPASSWD: /sbin/ifconfig, /sbin/ifdown, /sbin/ifup, /sbin/ethtool, /sbin/iptables, /sbin/start, /sbin/stop, /sbin/tc, /usr/bin/dpkg</text:p>
      <text:p text:style-name="Text_20_body"/>
      <text:p text:style-name="Text_20_body">By this way, any user in the « users » group will be able to run the commands used by the framework.</text:p>
      <text:p text:style-name="Text_20_body">To add your username in the « users » group, run</text:p>
      <text:p text:style-name="P4">adduser myUserName users</text:p>
      <text:p text:style-name="P5">and then log out / log in</text:p>
      <text:p text:style-name="Standard"/>
      <text:h text:style-name="Heading_20_2" text:outline-level="2"><text:bookmark-start text:name="__RefHeading__581_196312503"/>Adding new interfaces<text:bookmark-end text:name="__RefHeading__581_196312503"/></text:h>
      <text:p text:style-name="P5">When adding new interfaces, check files :</text:p>
      <text:p text:style-name="P5">/etc/default/isc-dhcp-server</text:p>
      <text:p text:style-name="P5">/etc/network/interfaces</text:p>
      <text:p text:style-name="P5">/etc/dhcp/dhcpd.conf</text:p>
      <text:p text:style-name="P5">/etc/ntp.conf</text:p>
      <text:h text:style-name="Heading_20_2" text:outline-level="2"><text:bookmark-start text:name="__RefHeading__605_196312503"/>Usage<text:bookmark-end text:name="__RefHeading__605_196312503"/></text:h>
      <text:p text:style-name="Text_20_body"/>
      <text:p text:style-name="Text_20_body">When runing on development platform, the framework drives the dmng through its serial port. We assume that the user is logged on the dmng (admin/ibis2010). If the framework reboots the dmng, then it will wait for the dmng to reboot and automatically login.</text:p>
      <text:p text:style-name="Standard"/>
      <text:p text:style-name="Standard">To get the sources :</text:p>
      <text:p text:style-name="Standard"/>
      <text:p text:style-name="Standard">if ! test -d ~/Documents/aggregation-platform</text:p>
      <text:p text:style-name="Standard">then </text:p>
      <text:p text:style-name="Standard"><text:s text:c="8"/>mkdir ~/Documents/aggregation-platform</text:p>
      <text:p text:style-name="Standard">fi </text:p>
      <text:p text:style-name="Standard">cd ~/Documents/aggregation-platform</text:p>
      <text:p text:style-name="Standard">svn checkout <text:a xlink:type="simple" xlink:href="https://base.aviwest.net/svn/ip-bonding/aggregation-platform/trunk">https://base.aviwest.net/svn/ip-bonding/aggregation-platform/trunk</text:a> .</text:p>
      <text:p text:style-name="Standard"/>
      <text:p text:style-name="Standard">cd framework/python &amp;&amp;</text:p>
      <text:p text:style-name="Standard"/>
      <text:p text:style-name="P2">To launch scenario 0 with a reboot at the beginning of the test :</text:p>
      <text:p text:style-name="Standard">python3.2 launchScenario.py development --quiet –reboot-dmng 0</text:p>
      <text:p text:style-name="Standard"/>
      <text:p text:style-name="P2">To launch scenario 0 without any traffic control:</text:p>
      <text:p text:style-name="Standard">python3.2 launchScenario.py development --disable-traffic-control-on-sender-side --disable-traffic-control-on-receiver-side --quiet 0</text:p>
      <text:p text:style-name="Standard"/>
      <text:p text:style-name="P2">To launch scenario 0 without control network interface (usefull for trafficGenerator / trafficAnalyser):</text:p>
      <text:p text:style-name="P3">python3.2 launchScenario.py development --disable-control-network-interface --quiet 0</text:p>
      <text:h text:style-name="Heading_20_2" text:outline-level="2"><text:bookmark-start text:name="__RefHeading__480_800341284"/>State<text:bookmark-end text:name="__RefHeading__480_800341284"/></text:h>
      <text:p text:style-name="Text_20_body">On development platform, traffic control is done on outgoing trafic with tbf+netem</text:p>
      <text:p text:style-name="Text_20_body">On validation platform, traffic control is done on incoming trafic with tbf+netem+ifb</text:p>
      <text:p text:style-name="Text_20_body">By the way, for ifb, we need to be able to work on ifb110, ifb111...</text:p>
      <text:p text:style-name="Text_20_body">In file /etc/modules, add : ifb numifbs=256</text:p>
      <text:list xml:id="list715678174" text:style-name="L6">
        <text:list-item>
          <text:p text:style-name="P14">launchScenario.py is usable with development and validation framework</text:p>
        </text:list-item>
        <text:list-item>
          <text:p text:style-name="P14">scenario execution result are store on a web page : <text:a xlink:type="simple" xlink:href="http://computerIpAddress/appliVersion/">http://computerIpAddress/appliVersion/</text:a> (sorted by appli version) and <text:a xlink:type="simple" xlink:href="http://192.168.1.133/scenarii/">http://192.168.1.133/scenarii/</text:a> (sorted by scenario ID)</text:p>
        </text:list-item>
        <text:list-item>
          <text:p text:style-name="P14">if you want static traffic control, set scenarioEvolution to «all parameters are constant during the scenario». If you want dynamic traffic control, set scenarioEvolution to «3G links simulation»</text:p>
        </text:list-item>
      </text:list>
      <text:h text:style-name="Heading_20_2" text:outline-level="2"><text:bookmark-start text:name="__RefHeading__482_800341284"/>Todo<text:bookmark-end text:name="__RefHeading__482_800341284"/></text:h>
      <text:list xml:id="list1247391173" text:style-name="L7">
        <text:list-item>
          <text:p text:style-name="P21">Use<text:span text:style-name="T4"> control network interface (see controlNetworkInterface in dmng.py) to drive the dmng, if we want to send commands quicker than on serial port (But I do not think this is really required)</text:span>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alimati1" svg:font-family="Kalimati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Kalimati" svg:font-family="Kalimati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Kalimat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Kalimat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Kalimat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Kalimat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alimat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2T10:09:46</meta:creation-date>
    <meta:generator>LibreOffice/3.5$Linux_x86 LibreOffice_project/350m1$Build-2</meta:generator>
    <dc:date>2012-11-15T17:05:01</dc:date>
    <meta:editing-duration>PT18H18M10S</meta:editing-duration>
    <meta:editing-cycles>179</meta:editing-cycles>
    <dc:creator>Arnaud Soulard</dc:creator>
    <meta:document-statistic meta:table-count="0" meta:image-count="0" meta:object-count="0" meta:page-count="1" meta:paragraph-count="223" meta:word-count="1614" meta:character-count="11115" meta:non-whitespace-character-count="9725"/>
  </office:meta>
</office:document-meta>
</file>